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E000000C0A9E8E2BB.png" manifest:media-type="image/png"/>
  <manifest:file-entry manifest:full-path="Pictures/1000000100000214000000C0ECE12B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" style:font-adornments="Regular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tillium" svg:font-family="Titillium" style:font-adornments="Regular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Titillium" fo:font-family="Titillium" style:font-style-name="Regular" style:font-pitch="variable" fo:font-weight="normal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fo:color="#f01a47" loext:opacity="100%" style:font-name="Titillium" fo:font-family="Titillium" style:font-style-name="Regular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style:contextual-spacing="false" fo:text-align="justify" style:justify-single-word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solid" draw:fill-color="#f01a47"/>
      <style:paragraph-properties style:page-number="auto" fo:break-before="page" fo:background-color="#f01a47" fo:padding="0.199cm" fo:border="none">
        <style:tab-stops/>
      </style:paragraph-properties>
      <style:text-properties fo:color="#ffffff" loext:opacity="100%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loext:graphic-properties draw:fill="none" draw:fill-color="#7a9834"/>
      <style:paragraph-properties style:page-number="auto" fo:background-color="transparent">
        <style:tab-stops/>
      </style:paragraph-properties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3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normal" fo:font-weight="600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5f5f5"/>
      <style:paragraph-properties fo:margin-top="0.199cm" fo:margin-bottom="0.199cm" style:contextual-spacing="true" style:page-number="auto" fo:background-color="#f5f5f5" fo:padding="0.3cm" fo:border="none"/>
      <style:text-properties style:font-name="Hack" fo:font-family="Hack" style:font-style-name="Regular" style:font-pitch="fixed" fo:font-size="8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break-before="page" fo:padding="0cm" fo:border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Illustration" style:family="paragraph" style:parent-style-name="Caption" style:class="extra"/>
    <style:style style:name="Title" style:family="paragraph" style:parent-style-name="Heading" style:next-style-name="Text_20_body" style:class="chapter" style:master-page-name="">
      <loext:graphic-properties draw:fill="solid" draw:fill-color="#f5f5f5"/>
      <style:paragraph-properties fo:margin-right="0cm" fo:margin-top="3cm" fo:margin-bottom="0.51cm" style:contextual-spacing="false" fo:text-align="center" style:justify-single-word="false" style:page-number="auto" fo:break-before="auto" fo:break-after="auto" fo:background-color="#f5f5f5" fo:padding-left="0.499cm" fo:padding-right="0.499cm" fo:padding-top="1cm" fo:padding-bottom="1cm" fo:border-left="none" fo:border-right="none" fo:border-top="4.51pt solid #f01a47" fo:border-bottom="4.51pt solid #f01a47">
        <style:tab-stops/>
      </style:paragraph-properties>
      <style:text-properties fo:color="#333333" loext:opacity="100%" fo:font-size="28pt" fo:font-weight="600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ubtitle" style:family="paragraph" style:parent-style-name="Heading" style:next-style-name="Text_20_body" style:class="chapter">
      <loext:graphic-properties draw:fill="solid" draw:fill-color="#f5f5f5"/>
      <style:paragraph-properties fo:margin-top="0.106cm" fo:margin-bottom="0.212cm" style:contextual-spacing="false" fo:text-align="center" style:justify-single-word="false" fo:background-color="#f5f5f5" fo:padding-left="0.499cm" fo:padding-right="0.499cm" fo:padding-top="1cm" fo:padding-bottom="1cm" fo:border-left="none" fo:border-right="none" fo:border-top="4.51pt solid #f01a47" fo:border-bottom="4.51pt solid #f01a47"/>
      <style:text-properties fo:color="#1c1c1c" loext:opacity="100%"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loext:graphic-properties draw:fill="solid" draw:fill-color="#f01a47"/>
      <style:paragraph-properties fo:margin-left="0.049cm" fo:margin-right="0.049cm" fo:text-indent="0.049cm" style:auto-text-indent="false" style:page-number="auto" fo:break-before="page" fo:background-color="#f01a47" fo:padding="0.199cm" fo:border="none" text:number-lines="false" text:line-number="0"/>
      <style:text-properties fo:color="#ffffff" loext:opacity="100%" fo:font-size="115%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Untitled1" style:family="text">
      <style:text-properties style:font-name="Titillium" fo:font-family="Titillium" style:font-style-name="Regular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4cm" fo:margin-bottom="1.54cm" fo:margin-left="1.54cm" fo:margin-right="1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 Copy 2 Copy 1" text:anchor-type="char" svg:width="2.99cm" svg:height="1.081cm" draw:z-index="0"><draw:image xlink:href="Pictures/1000000100000214000000C0ECE12B7A.png" xlink:type="simple" xlink:show="embed" xlink:actuate="onLoad" draw:mime-type="image/png"/></draw:frame><draw:frame draw:style-name="Mfr2" draw:name="Image1 Copy 1 Copy 1 Copy 1 Copy 1 Copy 1 Copy 1" text:anchor-type="char" svg:width="4.126cm" svg:height="1.081cm" draw:z-index="3"><draw:image xlink:href="Pictures/10000001000002DE000000C0A9E8E2BB.png" xlink:type="simple" xlink:show="embed" xlink:actuate="onLoad" draw:mime-type="image/png"/></draw:frame></text:p>
      </style:header>
      <style:header-first>
        <text:p text:style-name="Header"><draw:frame draw:style-name="Mfr1" draw:name="Image1 Copy 1 Copy 1 Copy 1 Copy 1" text:anchor-type="char" svg:width="2.99cm" svg:height="1.081cm" draw:z-index="1"><draw:image xlink:href="Pictures/1000000100000214000000C0ECE12B7A.png" xlink:type="simple" xlink:show="embed" xlink:actuate="onLoad" draw:mime-type="image/png"/></draw:frame><draw:frame draw:style-name="Mfr2" draw:name="Image1 Copy 1 Copy 1 Copy 1 Copy 1 Copy 1" text:anchor-type="char" svg:width="4.126cm" svg:height="1.081cm" draw:z-index="2"><draw:image xlink:href="Pictures/10000001000002DE000000C0A9E8E2BB.png" xlink:type="simple" xlink:show="embed" xlink:actuate="onLoad" draw:mime-type="image/png"/></draw:frame></text:p>
      </style:header-first>
      <style:footer>
        <text:p text:style-name="MP1"><text:page-number text:select-page="current">2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0</meta:editing-cycles>
    <meta:editing-duration>P0D</meta:editing-duration>
    <meta:generator>LibreOffice/25.2.4.3$Linux_X86_64 LibreOffice_project/520$Build-3</meta:generator>
    <meta:document-statistic meta:table-count="0" meta:image-count="4" meta:object-count="0" meta:page-count="2" meta:paragraph-count="1" meta:word-count="1" meta:character-count="1" meta:non-whitespace-character-count="1"/>
  </office:meta>
</office:document-meta>
</file>